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38c5bd"/>
    </style:style>
    <style:style style:name="P2" style:family="paragraph" style:parent-style-name="Heading_20_3">
      <style:text-properties style:font-name="Liberation Serif"/>
    </style:style>
    <style:style style:name="P3" style:family="paragraph" style:parent-style-name="Heading_20_3">
      <style:text-properties style:font-name="Liberation Serif"/>
    </style:style>
    <style:style style:name="P4" style:family="paragraph" style:parent-style-name="Text_20_body" style:list-style-name="L3">
      <style:text-properties style:font-name="Liberation Serif" fo:font-size="12pt" style:font-name-asian="Liberation Serif" style:font-size-asian="12pt" style:font-size-complex="12pt"/>
    </style:style>
    <style:style style:name="P5" style:family="paragraph" style:parent-style-name="Text_20_body" style:list-style-name="L4">
      <style:text-properties style:font-name="Liberation Serif" fo:font-size="12pt" style:font-name-asian="Liberation Serif" style:font-size-asian="12pt" style:font-size-complex="12pt"/>
    </style:style>
    <style:style style:name="P6" style:family="paragraph" style:parent-style-name="Text_20_body" style:list-style-name="L2">
      <style:text-properties style:font-name="Liberation Serif"/>
    </style:style>
    <style:style style:name="P7" style:family="paragraph" style:parent-style-name="Text_20_body" style:list-style-name="L5">
      <style:paragraph-properties fo:margin-top="0in" fo:margin-bottom="0in" loext:contextual-spacing="false" fo:text-align="justify" style:justify-single-word="false"/>
      <style:text-properties officeooo:paragraph-rsid="0038c5bd"/>
    </style:style>
    <style:style style:name="P8" style:family="paragraph" style:parent-style-name="Text_20_body" style:list-style-name="L5">
      <style:paragraph-properties fo:margin-top="0in" fo:margin-bottom="0in" loext:contextual-spacing="false" fo:text-align="justify" style:justify-single-word="false"/>
      <style:text-properties officeooo:paragraph-rsid="0037439d"/>
    </style:style>
    <style:style style:name="P9" style:family="paragraph" style:parent-style-name="Text_20_body" style:list-style-name="L5" style:master-page-name="">
      <style:paragraph-properties fo:margin-top="0in" fo:margin-bottom="0in" loext:contextual-spacing="false" fo:text-align="justify" style:justify-single-word="false" style:page-number="auto"/>
      <style:text-properties officeooo:paragraph-rsid="0038c5bd"/>
    </style:style>
    <style:style style:name="T1" style:family="text">
      <style:text-properties officeooo:rsid="003189c3"/>
    </style:style>
    <text:list-style style:name="L1">
      <text:list-level-style-bullet text:level="1" text:style-name="Bullet_20_Symbols" text:bullet-char="•">
        <style:list-level-properties text:space-before="0.2945in" text:min-label-width="0.1965in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flash</text:h>
      <text:list xml:id="list1153961219" text:style-name="L2">
        <text:list-item>
          <text:p text:style-name="P6">sudo apt install ffmpeg</text:p>
        </text:list-item>
        <text:list-item>
          <text:p text:style-name="P6">sudo apt-get install flashplugin-installer</text:p>
        </text:list-item>
      </text:list>
      <text:h text:style-name="P2" text:outline-level="3">weixin</text:h>
      <text:list xml:id="list3633994006" text:style-name="L3">
        <text:list-item>
          <text:p text:style-name="P4">下载：https://www.ubuntukylin.com/applications/106-cn.html</text:p>
        </text:list-item>
        <text:list-item>
          <text:p text:style-name="P4">安装：sudo dpkg -i ...</text:p>
        </text:list-item>
      </text:list>
      <text:h text:style-name="Heading_20_3" text:outline-level="3">vscode</text:h>
      <text:list xml:id="list203875567" text:style-name="L4">
        <text:list-item>
          <text:p text:style-name="P5">下载：https://code.visualstudio.com/Download</text:p>
        </text:list-item>
        <text:list-item>
          <text:p text:style-name="P5">安装：sudo dpkg -i …</text:p>
        </text:list-item>
      </text:list>
      <text:h text:style-name="Heading_20_3" text:outline-level="3">pinyin</text:h>
      <text:list xml:id="list4203826634" text:style-name="L5">
        <text:list-item>
          <text:p text:style-name="P9">安装 IBus 输入法框架：sudo apt-get install ibus</text:p>
        </text:list-item>
        <text:list-item>
          <text:p text:style-name="P8">安装中文拼音输入法<text:span text:style-name="T1">：</text:span>sudo apt-get install ibus-pinyin</text:p>
        </text:list-item>
        <text:list-item>
          <text:p text:style-name="P7">配置 IBus：im-config -n ibus</text:p>
        </text:list-item>
        <text:list-item>
          <text:p text:style-name="P7">重新启动系统</text:p>
        </text:list-item>
        <text:list-item>
          <text:p text:style-name="P7">在 “区域和语言”（Region &amp; Language）选项中，点击 “+” 按钮添加输入源。在添加输入源时，搜索并选择“Chinese (Pinyin)”（搜狗拼音输入法）、“Chinese (Rime)”（Rime 输入法）或其他中文拼音输入法。确保将新添加的中文输入法设置为默认输入法。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05T21:47:05.744955056</dc:date>
    <meta:editing-duration>PT1H26M24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178" meta:character-count="489" meta:non-whitespace-character-count="458"/>
  </office:meta>
</office:document-meta>
</file>